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scripts/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73.85mm" table:align="margins"/>
    </style:style>
    <style:style style:name="Tabelle1.A" style:family="table-column">
      <style:table-column-properties style:column-width="18.57mm" style:rel-column-width="7001*"/>
    </style:style>
    <style:style style:name="Tabelle1.B" style:family="table-column">
      <style:table-column-properties style:column-width="59.76mm" style:rel-column-width="22527*"/>
    </style:style>
    <style:style style:name="Tabelle1.C" style:family="table-column">
      <style:table-column-properties style:column-width="14.04mm" style:rel-column-width="5292*"/>
    </style:style>
    <style:style style:name="Tabelle1.D" style:family="table-column">
      <style:table-column-properties style:column-width="13.58mm" style:rel-column-width="5119*"/>
    </style:style>
    <style:style style:name="Tabelle1.E" style:family="table-column">
      <style:table-column-properties style:column-width="22.1mm" style:rel-column-width="8331*"/>
    </style:style>
    <style:style style:name="Tabelle1.F" style:family="table-column">
      <style:table-column-properties style:column-width="26.46mm" style:rel-column-width="9973*"/>
    </style:style>
    <style:style style:name="Tabelle1.G" style:family="table-column">
      <style:table-column-properties style:column-width="19.35mm" style:rel-column-width="7292*"/>
    </style:style>
    <style:style style:name="Tabel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1.G1" style:family="table-cell">
      <style:table-cell-properties fo:background-color="#cccccc" fo:padding="0.97mm" fo:border="0.05pt solid #000000">
        <style:background-image/>
      </style:table-cell-properties>
    </style:style>
    <style:style style:name="Tabelle1.A2" style:family="table-cell">
      <style:table-cell-properties fo:padding="0.97mm" fo:border-left="0.05pt solid #000000" fo:border-right="none" fo:border-top="none" fo:border-bottom="0.05pt solid #000000"/>
    </style:style>
    <style:style style:name="Tabelle1.B2" style:family="table-cell">
      <style:table-cell-properties fo:padding="0.97mm" fo:border-left="0.05pt solid #000000" fo:border-right="none" fo:border-top="none" fo:border-bottom="0.05pt solid #000000"/>
    </style:style>
    <style:style style:name="Tabelle1.C2" style:family="table-cell">
      <style:table-cell-properties fo:padding="0.97mm" fo:border-left="0.05pt solid #000000" fo:border-right="none" fo:border-top="none" fo:border-bottom="0.05pt solid #000000"/>
    </style:style>
    <style:style style:name="Tabelle1.D2" style:family="table-cell">
      <style:table-cell-properties fo:padding="0.97mm" fo:border-left="0.05pt solid #000000" fo:border-right="none" fo:border-top="none" fo:border-bottom="0.05pt solid #000000"/>
    </style:style>
    <style:style style:name="Tabelle1.E2" style:family="table-cell">
      <style:table-cell-properties fo:padding="0.97mm" fo:border-left="0.05pt solid #000000" fo:border-right="none" fo:border-top="none" fo:border-bottom="0.05pt solid #000000"/>
    </style:style>
    <style:style style:name="Tabelle1.F2" style:family="table-cell">
      <style:table-cell-properties fo:padding="0.97mm" fo:border-left="0.05pt solid #000000" fo:border-right="none" fo:border-top="none" fo:border-bottom="0.05pt solid #000000"/>
    </style:style>
    <style:style style:name="Tabelle1.G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mm" fo:margin-bottom="0mm"/>
      <style:text-properties style:font-name="Nimbus Sans L" fo:font-size="10pt" style:font-size-asian="10pt" style:font-size-complex="10pt"/>
    </style:style>
    <style:style style:name="P3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style:font-size-asian="10pt" style:font-size-complex="10pt"/>
    </style:style>
    <style:style style:name="P4" style:family="paragraph" style:parent-style-name="Text_20_body">
      <style:paragraph-properties fo:margin-top="0mm" fo:margin-bottom="0mm" fo:text-align="start" style:justify-single-word="false">
        <style:tab-stops>
          <style:tab-stop style:position="107.95mm"/>
        </style:tab-stops>
      </style:paragraph-properties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mm" fo:margin-bottom="0mm" fo:text-align="start" style:justify-single-word="false">
        <style:tab-stops>
          <style:tab-stop style:position="97.37mm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mm" fo:margin-bottom="0mm" fo:text-align="start" style:justify-single-word="false">
        <style:tab-stops>
          <style:tab-stop style:position="122.24m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Nimbus Sans L" fo:font-size="10pt" style:font-size-asian="10pt" style:font-size-complex="10pt"/>
    </style:style>
    <style:style style:name="P8" style:family="paragraph" style:parent-style-name="Text_20_body">
      <style:paragraph-properties fo:margin-top="0mm" fo:margin-bottom="1.01mm">
        <style:tab-stops>
          <style:tab-stop style:position="110.3mm"/>
        </style:tab-stops>
      </style:paragraph-properties>
      <style:text-properties style:font-name="Nimbus Sans L" fo:font-size="10pt" style:font-size-asian="10pt" style:font-size-complex="10pt"/>
    </style:style>
    <style:style style:name="P9" style:family="paragraph" style:parent-style-name="Text_20_body">
      <style:paragraph-properties fo:margin-top="0mm" fo:margin-bottom="1.99mm">
        <style:tab-stops>
          <style:tab-stop style:position="110.33m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mm" fo:margin-bottom="0mm" fo:text-align="center" style:justify-single-word="false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style:font-name="Nimbus Sans L" fo:font-size="9pt" style:font-size-asian="9pt" style:font-size-complex="9pt"/>
    </style:style>
    <style:style style:name="P12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3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4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Nimbus Sans L"/>
    </style:style>
    <style:style style:name="P20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</style:style>
    <style:style style:name="P21" style:family="paragraph" style:parent-style-name="Text_20_body">
      <style:paragraph-properties fo:margin-top="0mm" fo:margin-bottom="0mm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margin-top="0mm" fo:margin-bottom="0mm"/>
      <style:text-properties fo:font-size="8pt" style:font-size-asian="8pt" style:font-size-complex="8pt"/>
    </style:style>
    <style:style style:name="P23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bold" style:font-weight-asian="bold" style:font-weight-complex="bold"/>
    </style:style>
    <style:style style:name="T4" style:family="text">
      <style:text-properties style:font-name="Nimbus Sans L" fo:font-weight="bold" style:font-weight-asian="bold" style:font-weight-complex="bold"/>
    </style:style>
    <style:style style:name="T5" style:family="text">
      <style:text-properties style:font-name="Nimbus San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Grafik2" text:anchor-type="paragraph" svg:x="147.25mm" svg:y="0.23mm" svg:width="26.19mm" svg:height="31.8mm" draw:z-index="0"><draw:image xlink:href="../LinuxPinguin.jpg" xlink:type="simple" xlink:show="embed" xlink:actuate="onLoad"/></draw:frame>Linux und andere Pinguine AG</text:p>
      <text:p text:style-name="P21">Arktisstr. 1</text:p>
      <text:p text:style-name="P21">9999 <text:s/>Irgendwo<text:line-break/>Telefon<text:tab/>: <text:s/>099 999 99 99</text:p>
      <text:p text:style-name="P2"/>
      <text:p text:style-name="P10">Sammelliste</text:p>
      <text:p text:style-name="P2"/>
      <text:p text:style-name="P8">Lieferscheinnummer: &lt;%donumber%&gt;<text:tab/>Lieferdatum: &lt;%transdate%&gt;<text:line-break/>&lt;%if invnumber%&gt;Rechnungsnummer: &lt;%invnumber%&gt;<text:tab/>Rechnungsdatum: &lt;%invdate%&gt;<text:line-break/>&lt;%end%&gt;&lt;%if ordnumber%&gt;Auftragsnummer: &lt;%ordnumber%&gt;<text:line-break/>&lt;%end%&gt;</text:p>
      <text:p text:style-name="P9">&lt;%if shiptoname%&gt;Rechnungsnummer&lt;%end%&gt;<text:tab/>&lt;%if shiptoname%&gt;Lieferadresse&lt;%end%&gt;</text:p>
      <text:p text:style-name="P23"><text:span text:style-name="T1">&lt;%name%&gt;<text:tab/></text:span><text:span text:style-name="Source_20_Text"><text:span text:style-name="T1">&lt;%shiptoname%&gt;</text:span></text:span></text:p>
      <text:p text:style-name="P23"><text:span text:style-name="T1">&lt;%street%&gt;<text:tab/></text:span><text:span text:style-name="Source_20_Text"><text:span text:style-name="T1">&lt;%shiptostreet%&gt;</text:span></text:span></text:p>
      <text:p text:style-name="P24"><text:span text:style-name="T2">&lt;%if country%&gt;&lt;%country%&gt; - &lt;%end%&gt;</text:span><text:span text:style-name="T2">&lt;%zipcode%&gt; &lt;%city%&gt;<text:tab/></text:span><text:span text:style-name="T2">&lt;%if shiptocountry%&gt;&lt;%shiptocountry%&gt; - &lt;%end%&gt;&lt;%shiptozipcode%&gt; &lt;%shiptocity%&gt;</text:span><text:span text:style-name="T1"><text:line-break/></text:span></text:p>
      <text:p text:style-name="P11">&lt;%if cusordnumber%&gt;Bestellnummer: &lt;%cusordnumber%&gt;</text:p>
      <text:p text:style-name="P11">&lt;%end%&gt;&lt;%if cp_name%&gt;AnsprechpartnerIn: &lt;%cp_givenname%&gt; &lt;%cp_name%&gt;&lt;%end%&gt;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office:value-type="string">
              <text:p text:style-name="P13">Artikel-Nr</text:p>
            </table:table-cell>
            <table:table-cell table:style-name="Tabelle1.A1" office:value-type="string">
              <text:p text:style-name="P13">Beschreibung</text:p>
            </table:table-cell>
            <table:table-cell table:style-name="Tabelle1.A1" office:value-type="string">
              <text:p text:style-name="P14">Anzahl</text:p>
            </table:table-cell>
            <table:table-cell table:style-name="Tabelle1.A1" office:value-type="string">
              <text:p text:style-name="P14">Einheit</text:p>
            </table:table-cell>
            <table:table-cell table:style-name="Tabelle1.A1" office:value-type="string">
              <text:p text:style-name="P12"/>
            </table:table-cell>
            <table:table-cell table:style-name="Tabelle1.A1" office:value-type="string">
              <text:p text:style-name="P12"/>
            </table:table-cell>
            <table:table-cell table:style-name="Tabelle1.G1" office:value-type="string">
              <text:p text:style-name="P12"/>
            </table:table-cell>
          </table:table-row>
        </table:table-header-rows>
        <table:table-row>
          <table:table-cell table:style-name="Tabelle1.A2" office:value-type="string">
            <text:p text:style-name="P15">&lt;%foreachrow number%&gt;&lt;%number%&gt;</text:p>
          </table:table-cell>
          <table:table-cell table:style-name="Tabelle1.B2" office:value-type="string">
            <text:p text:style-name="P19">&lt;%description%&gt;</text:p>
          </table:table-cell>
          <table:table-cell table:style-name="Tabelle1.C2" office:value-type="string">
            <text:p text:style-name="P16">&lt;%qty%&gt;</text:p>
          </table:table-cell>
          <table:table-cell table:style-name="Tabelle1.D2" office:value-type="string">
            <text:p text:style-name="P16">&lt;%unit%&gt;</text:p>
          </table:table-cell>
          <table:table-cell table:style-name="Tabelle1.E2" office:value-type="string">
            <text:p text:style-name="P17"/>
          </table:table-cell>
          <table:table-cell table:style-name="Tabelle1.F2" office:value-type="string">
            <text:p text:style-name="P16"/>
          </table:table-cell>
          <table:table-cell table:style-name="Tabelle1.G2" office:value-type="string">
            <text:p text:style-name="P17">&lt;%end number%&gt;</text:p>
          </table:table-cell>
        </table:table-row>
      </table:table>
      <text:p text:style-name="P22"/>
      <text:p text:style-name="P20"/>
      <text:p text:style-name="P3">&lt;%if notes%&gt;&lt;%notes%&gt;&lt;%end if%&gt;</text:p>
      <text:p text:style-name="P3"/>
      <text:p text:style-name="P3">&lt;%if delivery_term%&gt;Lieferbedingungen: &lt;%delivery_term.description_long%&gt;&lt;%end%&gt;</text:p>
      <text:p text:style-name="P3"/>
      <text:p text:style-name="P4"><text:tab/>Vielen Dank für den Auftrag</text:p>
      <text:p text:style-name="P5"/>
      <text:p text:style-name="P6"><text:tab/>&lt;%employee_name%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font-face-decls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Arial3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1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style:font-name="Arial3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3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/>
      <style:text-properties style:font-name="Arial1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0.01mm" fo:page-height="297mm" style:num-format="1" style:print-orientation="portrait" fo:margin-top="14.99mm" fo:margin-bottom="14.99mm" fo:margin-left="21.17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1">
  <office:meta>
    <meta:generator>LibreOffice/7.3.6.2$Linux_X86_64 LibreOffice_project/30$Build-2</meta:generator>
    <meta:initial-creator>Moritz Bunkus</meta:initial-creator>
    <meta:creation-date>2006-01-20T13:23:02</meta:creation-date>
    <dc:date>2022-10-14T16:42:19.079994869</dc:date>
    <dc:language>de-DE</dc:language>
    <meta:editing-cycles>165</meta:editing-cycles>
    <meta:editing-duration>P1DT2H49M4S</meta:editing-duration>
    <meta:document-statistic meta:table-count="1" meta:image-count="1" meta:object-count="0" meta:page-count="1" meta:paragraph-count="25" meta:word-count="81" meta:character-count="996" meta:non-whitespace-character-count="926"/>
    <meta:user-defined meta:name="Info 1"/>
    <meta:user-defined meta:name="Info 2"/>
    <meta:user-defined meta:name="Info 3"/>
    <meta:user-defined meta:name="Info 4"/>
  </office:meta>
</office:document-meta>
</file>